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2caf2" officeooo:paragraph-rsid="0012caf2" fo:background-color="#81d41a" style:font-weight-asian="bold" style:font-weight-complex="bold"/>
    </style:style>
    <style:style style:name="P3" style:family="paragraph" style:parent-style-name="Standard">
      <style:text-properties fo:background-color="#81d41a"/>
    </style:style>
    <style:style style:name="P4" style:family="paragraph" style:parent-style-name="Standard">
      <style:text-properties officeooo:rsid="0012caf2" officeooo:paragraph-rsid="0012caf2"/>
    </style:style>
    <style:style style:name="P5" style:family="paragraph" style:parent-style-name="Standard">
      <style:text-properties fo:color="#c9211e" loext:opacity="100%" officeooo:rsid="0012caf2" officeooo:paragraph-rsid="0012caf2"/>
    </style:style>
    <style:style style:name="P6" style:family="paragraph" style:parent-style-name="Standard">
      <style:text-properties fo:color="#c9211e" loext:opacity="100%" fo:font-weight="bold" officeooo:rsid="0012caf2" officeooo:paragraph-rsid="0012caf2" style:font-weight-asian="bold" style:font-weight-complex="bold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81d41a" loext:char-shading-value="0"/>
    </style:style>
    <style:style style:name="T3" style:family="text"/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xy_selynium</text:p>
      <text:p text:style-name="P3">(venv) oleg@oleg-MS-7C52:~/Yandex.Disk/0YandexDisk/PYTHON_ubuntu/REPOS/WEBparsing$ pip install undetected_chromedriver</text:p>
      <text:p text:style-name="P2">Запуск proxy_selynium.py</text:p>
      <text:p text:style-name="P5">raise exception_class(message, screen, stacktrace)</text:p>
      <text:p text:style-name="P5">selenium.common.exceptions.WebDriverException: Message: unknown error: cannot connect to chrome at 127.0.0.1:46609</text:p>
      <text:p text:style-name="P5">from session not created: <text:span text:style-name="T4">This version of ChromeDriver only supports Chrome version 108</text:span></text:p>
      <text:p text:style-name="P6">Current browser version is 113.0.5672.126</text:p>
      <text:p text:style-name="P5">Stacktrace:</text:p>
      <text:p text:style-name="P5">#0 0x55e66a0c62a3 &lt;unknown&gt;</text:p>
      <text:p text:style-name="P5">#1 0x55e669e84f77 &lt;unknown&gt;</text:p>
      <text:p text:style-name="P5">..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08:19:03.045580720</meta:creation-date>
    <dc:date>2023-05-28T08:25:09.740969163</dc:date>
    <meta:editing-duration>PT6M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48" meta:character-count="516" meta:non-whitespace-character-count="479"/>
  </office:meta>
</office:document-meta>
</file>